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15.625cm" fo:min-width="21.217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bcc" fo:min-height="1.528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bcc" fo:min-height="1.115cm" fo:padding-top="0.075cm" fo:padding-bottom="0.075cm" fo:padding-left="0.2cm" fo:padding-right="0.2cm"/>
    </style:style>
    <style:style style:name="gr4" style:family="graphic" style:parent-style-name="objectwithoutfill">
      <style:graphic-properties draw:stroke="solid" svg:stroke-width="0.102cm" svg:stroke-color="#000000" draw:marker-start-width="0.509cm" draw:marker-end-width="0.509cm" draw:fill="none" draw:fill-color="#fffbcc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bcc" fo:min-height="1.373cm" fo:padding-top="0.075cm" fo:padding-bottom="0.075cm" fo:padding-left="0.2cm" fo:padding-right="0.2cm"/>
    </style:style>
    <style:style style:name="gr6" style:family="graphic" style:parent-style-name="standard">
      <style:graphic-properties draw:stroke="none" svg:stroke-width="0.102cm" svg:stroke-color="#000000" draw:marker-start-width="0.509cm" draw:marker-end-width="0.509cm" draw:fill="none" draw:fill-color="#fffbcc" fo:min-height="2.362cm" fo:padding-top="0.075cm" fo:padding-bottom="0.075cm" fo:padding-left="0.2cm" fo:padding-right="0.2cm"/>
    </style:style>
    <style:style style:name="gr7" style:family="graphic" style:parent-style-name="standard">
      <style:graphic-properties draw:stroke="none" svg:stroke-color="#000000" draw:fill="none" draw:fill-color="#fffbcc" draw:textarea-horizontal-align="left" draw:auto-grow-height="true" draw:auto-grow-width="true" fo:min-height="0.789cm" fo:min-width="2.076cm"/>
    </style:style>
    <style:style style:name="gr8" style:family="graphic" style:parent-style-name="standard">
      <style:graphic-properties draw:stroke="none" svg:stroke-color="#000000" draw:fill="none" draw:fill-color="#fffbcc" draw:textarea-horizontal-align="left" draw:auto-grow-height="true" draw:auto-grow-width="true" fo:min-height="0.789cm" fo:min-width="1.725cm"/>
    </style:style>
    <style:style style:name="gr9" style:family="graphic" style:parent-style-name="standard">
      <style:graphic-properties draw:stroke="none" svg:stroke-color="#000000" draw:fill="none" draw:fill-color="#fffbcc" draw:textarea-horizontal-align="left" draw:auto-grow-height="true" draw:auto-grow-width="true" fo:min-height="0.395cm" fo:min-width="2.305cm"/>
    </style:style>
    <style:style style:name="gr10" style:family="graphic" style:parent-style-name="objectwithoutfill">
      <style:graphic-properties svg:stroke-width="0.102cm" svg:stroke-color="#000000" draw:marker-start-width="0.509cm" draw:marker-end-width="0.509cm" draw:fill="none" draw:fill-color="#fffbcc" draw:textarea-vertical-align="middle" fo:padding-top="0.176cm" fo:padding-bottom="0.176cm" fo:padding-left="0.301cm" fo:padding-right="0.301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bcc"/>
      <style:text-properties fo:font-style="italic" style:font-style-asian="italic" style:font-style-complex="italic"/>
    </style:style>
    <style:style style:name="P3" style:family="paragraph">
      <loext:graphic-properties draw:fill="none" draw:fill-color="#fffbcc"/>
    </style:style>
    <style:style style:name="P4" style:family="paragraph">
      <loext:graphic-properties draw:fill="none" draw:fill-color="#fffbc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bcc"/>
      <style:paragraph-properties fo:text-align="center"/>
      <style:text-properties fo:font-size="20pt" fo:font-weight="bold" style:font-size-asian="18pt" style:font-size-complex="18pt"/>
    </style:style>
    <style:style style:name="P7" style:family="paragraph">
      <loext:graphic-properties draw:fill="none" draw:fill-color="#fffbcc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 draw:fill-color="#fffbcc"/>
      <style:text-properties fo:font-size="10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fo:font-weight="bold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717cm" svg:height="15.875cm" svg:x="3.159cm" svg:y="2.14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253cm" svg:height="1.678cm" svg:x="7.395cm" svg:y="2.948cm">
          <draw:text-box>
            <text:p><text:span text:style-name="T1"><text:s/></text:span><text:span text:style-name="T1">map</text:span></text:p>
          </draw:text-box>
        </draw:frame>
        <draw:frame draw:style-name="gr3" draw:text-style-name="P3" xml:id="id2" draw:id="id2" draw:layer="layout" svg:width="2.667cm" svg:height="1.265cm" svg:x="4.616cm" svg:y="15.834cm">
          <draw:text-box>
            <text:p><text:s/>motion</text:p>
          </draw:text-box>
        </draw:frame>
        <draw:connector draw:style-name="gr4" draw:text-style-name="P4" draw:layer="layout" draw:type="curve" svg:x1="8.521cm" svg:y1="4.626cm" svg:x2="5.949cm" svg:y2="15.834cm" draw:start-shape="id1" draw:start-glue-point="2" draw:end-shape="id2" svg:d="M8521 4626c0 8406-2572 2802-2572 11208" svg:viewBox="0 0 2573 11209">
          <text:p/>
        </draw:connector>
        <draw:frame draw:style-name="gr5" draw:text-style-name="P3" xml:id="id3" draw:id="id3" draw:layer="layout" svg:width="2.413cm" svg:height="1.523cm" svg:x="21.52cm" svg:y="13.421cm">
          <draw:text-box>
            <text:p><text:s/>places</text:p>
          </draw:text-box>
        </draw:frame>
        <draw:connector draw:style-name="gr4" draw:text-style-name="P4" draw:layer="layout" draw:type="curve" svg:x1="22.726cm" svg:y1="14.944cm" svg:x2="7.283cm" svg:y2="16.466cm" draw:start-shape="id3" draw:start-glue-point="2" draw:end-shape="id2" draw:end-glue-point="1" svg:d="M22726 14944c0 1015-5147 1522-15443 1522" svg:viewBox="0 0 15444 1523">
          <text:p/>
        </draw:connector>
        <draw:frame draw:style-name="gr6" draw:text-style-name="P6" draw:layer="layout" svg:width="5.764cm" svg:height="2.512cm" svg:x="18.224cm" svg:y="2.591cm">
          <draw:text-box>
            <text:p text:style-name="P5"><text:span text:style-name="T2">Muse Library Dependencies</text:span></text:p>
            <text:p text:style-name="P5"><text:span text:style-name="T2">(Foundations)</text:span></text:p>
          </draw:text-box>
        </draw:frame>
        <draw:frame draw:style-name="gr7" draw:text-style-name="P7" draw:layer="layout" svg:width="2.576cm" svg:height="1.039cm" svg:x="21.485cm" svg:y="13.954cm">
          <draw:text-box>
            <text:p text:style-name="P5"><text:span text:style-name="T3"><text:s/></text:span><text:span text:style-name="T3">place, </text:span></text:p>
            <text:p text:style-name="P5"><text:span text:style-name="T3">moves, steps</text:span></text:p>
          </draw:text-box>
        </draw:frame>
        <draw:frame draw:style-name="gr8" draw:text-style-name="P8" draw:layer="layout" svg:width="2.225cm" svg:height="1.039cm" svg:x="7.455cm" svg:y="3.71cm">
          <draw:text-box>
            <text:p><text:span text:style-name="T3">place CLL</text:span></text:p>
            <text:p><text:span text:style-name="T3">+ headings</text:span></text:p>
          </draw:text-box>
        </draw:frame>
        <draw:frame draw:style-name="gr9" draw:text-style-name="P8" draw:layer="layout" svg:width="2.805cm" svg:height="0.645cm" svg:x="4.657cm" svg:y="16.432cm">
          <draw:text-box>
            <text:p><text:span text:style-name="T3">move and step</text:span></text:p>
          </draw:text-box>
        </draw:frame>
        <draw:connector draw:style-name="gr10" draw:text-style-name="P4" draw:layer="layout" draw:type="curve" svg:x1="21.52cm" svg:y1="14.182cm" svg:x2="8.521cm" svg:y2="4.626cm" draw:start-shape="id3" draw:start-glue-point="3" draw:end-shape="id1" draw:end-glue-point="2" svg:d="M21520 14182c-8666 0-12999-3185-12999-9556" svg:viewBox="0 0 13000 95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0-11-19T16:11:00.681000000</dc:date>
    <meta:editing-duration>P12DT12H19M10S</meta:editing-duration>
    <meta:editing-cycles>55</meta:editing-cycles>
    <meta:generator>LibreOffice/6.0.4.2$Windows_X86_64 LibreOffice_project/9b0d9b32d5dcda91d2f1a96dc04c645c450872bf</meta:generator>
    <meta:print-date>2020-08-06T08:51:37.274000000</meta:print-date>
    <meta:document-statistic meta:object-count="11"/>
  </office:meta>
</office:document-meta>
</file>